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Qué es Vi y cuál es su función principal en un sistema Linux?</text:p>
      <text:p text:style-name="P6"><text:span text:style-name="Strong_20_Emphasis"><text:span text:style-name="T1">Respuesta 1:</text:span></text:span> Vi es un editor de texto que se utiliza para crear y editar archivos de texto en sistemas Linux. Su función principal es la edición de texto de manera eficiente en la línea de comandos.</text:p>
      <text:p text:style-name="Horizontal_20_Line"/>
      <text:p text:style-name="P6"><text:span text:style-name="Strong_20_Emphasis"><text:span text:style-name="T1">Pregunta 2:</text:span></text:span> ¿Cuál es el comando para abrir un archivo en Vi desde la línea de comandos?</text:p>
      <text:p text:style-name="P6"><text:span text:style-name="Strong_20_Emphasis"><text:span text:style-name="T1">Respuesta 2:</text:span></text:span> El comando para abrir un archivo en Vi es <text:span text:style-name="Source_20_Text"><text:span text:style-name="T1">vi nombre_del_archivo</text:span></text:span>.</text:p>
      <text:p text:style-name="Horizontal_20_Line"/>
      <text:p text:style-name="P6"><text:span text:style-name="Strong_20_Emphasis"><text:span text:style-name="T1">Pregunta 3:</text:span></text:span> ¿Cuál es el modo de inicio de Vi y cómo se llama?</text:p>
      <text:p text:style-name="P6"><text:span text:style-name="Strong_20_Emphasis"><text:span text:style-name="T1">Respuesta 3:</text:span></text:span> El modo de inicio de Vi se llama "Modo Normal" (Normal Mode). En este modo, las teclas realizan comandos en lugar de ingresar texto.</text:p>
      <text:p text:style-name="Horizontal_20_Line"/>
      <text:p text:style-name="P6"><text:span text:style-name="Strong_20_Emphasis"><text:span text:style-name="T1">Pregunta 4:</text:span></text:span> ¿Cómo se cambia de "Modo Normal" a "Modo de Inserción" (Insert Mode) en Vi?</text:p>
      <text:p text:style-name="P6"><text:span text:style-name="Strong_20_Emphasis"><text:span text:style-name="T1">Respuesta 4:</text:span></text:span> Para cambiar de "Modo Normal" a "Modo de Inserción", se presiona la tecla <text:span text:style-name="Source_20_Text"><text:span text:style-name="T1">i</text:span></text:span>.</text:p>
      <text:p text:style-name="Horizontal_20_Line"/>
      <text:p text:style-name="P6"><text:span text:style-name="Strong_20_Emphasis"><text:span text:style-name="T1">Pregunta 5:</text:span></text:span> ¿Cómo se guarda un archivo y se sale de Vi en el "Modo Normal"?</text:p>
      <text:p text:style-name="P6"><text:span text:style-name="Strong_20_Emphasis"><text:span text:style-name="T1">Respuesta 5:</text:span></text:span> Para guardar un archivo y salir de Vi en el "Modo Normal", se presionan las teclas <text:span text:style-name="Source_20_Text"><text:span text:style-name="T1">:wq</text:span></text:span> y luego se pulsa Enter.</text:p>
      <text:p text:style-name="Horizontal_20_Line"/>
      <text:p text:style-name="P6"><text:span text:style-name="Strong_20_Emphasis"><text:span text:style-name="T1">Pregunta 6:</text:span></text:span> ¿Cómo se deshace una acción en Vi en el "Modo Normal"?</text:p>
      <text:p text:style-name="P6"><text:span text:style-name="Strong_20_Emphasis"><text:span text:style-name="T1">Respuesta 6:</text:span></text:span> Para deshacer una acción en Vi en el "Modo Normal", se presiona la tecla <text:span text:style-name="Source_20_Text"><text:span text:style-name="T1">u</text:span></text:span>.</text:p>
      <text:p text:style-name="Horizontal_20_Line"/>
      <text:p text:style-name="P6"><text:span text:style-name="Strong_20_Emphasis"><text:span text:style-name="T1">Pregunta 7:</text:span></text:span> ¿Cuál es el comando para copiar texto en Vi en el "Modo Normal"?</text:p>
      <text:p text:style-name="P6"><text:span text:style-name="Strong_20_Emphasis"><text:span text:style-name="T1">Respuesta 7:</text:span></text:span> El comando para copiar texto en Vi en el "Modo Normal" es <text:span text:style-name="Source_20_Text"><text:span text:style-name="T1">yy</text:span></text:span>.</text:p>
      <text:p text:style-name="Horizontal_20_Line"/>
      <text:p text:style-name="P6"><text:span text:style-name="Strong_20_Emphasis"><text:span text:style-name="T1">Pregunta 8:</text:span></text:span> ¿Cuál es el comando para cortar texto en Vi en el "Modo Normal"?</text:p>
      <text:p text:style-name="P6"><text:span text:style-name="Strong_20_Emphasis"><text:span text:style-name="T1">Respuesta 8:</text:span></text:span> El comando para cortar texto en Vi en el "Modo Normal" es <text:span text:style-name="Source_20_Text"><text:span text:style-name="T1">dd</text:span></text:span>.</text:p>
      <text:p text:style-name="Horizontal_20_Line"><text:soft-page-break/></text:p>
      <text:p text:style-name="P6"><text:span text:style-name="Strong_20_Emphasis"><text:span text:style-name="T1">Pregunta 9:</text:span></text:span> ¿Cuál es el comando para pegar texto en Vi en el "Modo Normal"?</text:p>
      <text:p text:style-name="P6"><text:span text:style-name="Strong_20_Emphasis"><text:span text:style-name="T1">Respuesta 9:</text:span></text:span> El comando para pegar texto en Vi en el "Modo Normal" es <text:span text:style-name="Source_20_Text"><text:span text:style-name="T1">p</text:span></text:span>.</text:p>
      <text:p text:style-name="Horizontal_20_Line"/>
      <text:p text:style-name="P6"><text:span text:style-name="Strong_20_Emphasis"><text:span text:style-name="T1">Pregunta 10:</text:span></text:span> ¿Cuál es el comando para buscar una cadena de texto hacia adelante en Vi en el "Modo Normal"?</text:p>
      <text:p text:style-name="P6"><text:span text:style-name="Strong_20_Emphasis"><text:span text:style-name="T1">Respuesta 10:</text:span></text:span> El comando para buscar hacia adelante en Vi es <text:span text:style-name="Source_20_Text"><text:span text:style-name="T1">/cadena_a_buscar</text:span></text:span>.</text:p>
      <text:p text:style-name="Horizontal_20_Line"/>
      <text:p text:style-name="P6"><text:span text:style-name="Strong_20_Emphasis"><text:span text:style-name="T1">Pregunta 11:</text:span></text:span> ¿Cuál es el comando para buscar una cadena de texto hacia atrás en Vi en el "Modo Normal"?</text:p>
      <text:p text:style-name="P6"><text:span text:style-name="Strong_20_Emphasis"><text:span text:style-name="T1">Respuesta 11:</text:span></text:span> El comando para buscar hacia atrás en Vi es <text:span text:style-name="Source_20_Text"><text:span text:style-name="T1">?cadena_a_buscar</text:span></text:span>.</text:p>
      <text:p text:style-name="Horizontal_20_Line"/>
      <text:p text:style-name="P6"><text:span text:style-name="Strong_20_Emphasis"><text:span text:style-name="T1">Pregunta 12:</text:span></text:span> ¿Cómo se reemplaza una cadena de texto por otra en Vi en el "Modo Normal"?</text:p>
      <text:p text:style-name="P6"><text:span text:style-name="Strong_20_Emphasis"><text:span text:style-name="T1">Respuesta 12:</text:span></text:span> Para reemplazar una cadena de texto por otra en Vi, se usa el comando <text:span text:style-name="Source_20_Text"><text:span text:style-name="T1">:s/cadena_a_buscar/nuevo_texto/</text:span></text:span>.</text:p>
      <text:p text:style-name="Horizontal_20_Line"/>
      <text:p text:style-name="P6"><text:span text:style-name="Strong_20_Emphasis"><text:span text:style-name="T1">Pregunta 13:</text:span></text:span> ¿Cuál es el comando para deshacer la última acción en Vi en el "Modo Normal"?</text:p>
      <text:p text:style-name="P6"><text:span text:style-name="Strong_20_Emphasis"><text:span text:style-name="T1">Respuesta 13:</text:span></text:span> El comando para deshacer la última acción en Vi en el "Modo Normal" es <text:span text:style-name="Source_20_Text"><text:span text:style-name="T1">u</text:span></text:span>.</text:p>
      <text:p text:style-name="Horizontal_20_Line"/>
      <text:p text:style-name="P6"><text:span text:style-name="Strong_20_Emphasis"><text:span text:style-name="T1">Pregunta 14:</text:span></text:span> ¿Cómo se abre un nuevo archivo en Vi sin cerrar el archivo actual en el "Modo Normal"?</text:p>
      <text:p text:style-name="P6"><text:span text:style-name="Strong_20_Emphasis"><text:span text:style-name="T1">Respuesta 14:</text:span></text:span> Para abrir un nuevo archivo en Vi sin cerrar el archivo actual, se utiliza el comando <text:span text:style-name="Source_20_Text"><text:span text:style-name="T1">:e nombre_del_nuevo_archivo</text:span></text:span>.</text:p>
      <text:p text:style-name="Horizontal_20_Line"/>
      <text:p text:style-name="P6"><text:span text:style-name="Strong_20_Emphasis"><text:span text:style-name="T1">Pregunta 15:</text:span></text:span> ¿Cuál es el comando para guardar un archivo en Vi en el "Modo Normal"?</text:p>
      <text:p text:style-name="P6"><text:span text:style-name="Strong_20_Emphasis"><text:span text:style-name="T1">Respuesta 15:</text:span></text:span> El comando para guardar un archivo en Vi en el "Modo Normal" es <text:span text:style-name="Source_20_Text"><text:span text:style-name="T1">:w</text:span></text:span>.</text:p>
      <text:p text:style-name="Horizontal_20_Line"/>
      <text:p text:style-name="P6"><text:soft-page-break/><text:span text:style-name="Strong_20_Emphasis"><text:span text:style-name="T1">Pregunta 16:</text:span></text:span> ¿Cuál es el comando para salir de Vi sin guardar cambios en el "Modo Normal"?</text:p>
      <text:p text:style-name="P6"><text:span text:style-name="Strong_20_Emphasis"><text:span text:style-name="T1">Respuesta 16:</text:span></text:span> El comando para salir de Vi sin guardar cambios en el "Modo Normal" es <text:span text:style-name="Source_20_Text"><text:span text:style-name="T1">:q!</text:span></text:span>.</text:p>
      <text:p text:style-name="Horizontal_20_Line"/>
      <text:p text:style-name="P6"><text:span text:style-name="Strong_20_Emphasis"><text:span text:style-name="T1">Pregunta 17:</text:span></text:span> ¿Cómo se selecciona y copia un bloque de texto en Vi en el "Modo Normal"?</text:p>
      <text:p text:style-name="P6"><text:span text:style-name="Strong_20_Emphasis"><text:span text:style-name="T1">Respuesta 17:</text:span></text:span> Para seleccionar y copiar un bloque de texto en Vi en el "Modo Normal", se utiliza el comando <text:span text:style-name="Source_20_Text"><text:span text:style-name="T1">v</text:span></text:span> para iniciar la selección y luego <text:span text:style-name="Source_20_Text"><text:span text:style-name="T1">y</text:span></text:span> para copiar.</text:p>
      <text:p text:style-name="Horizontal_20_Line"/>
      <text:p text:style-name="P6"><text:span text:style-name="Strong_20_Emphasis"><text:span text:style-name="T1">Pregunta 18:</text:span></text:span> ¿Cuál es el comando para deshacer todos los cambios y volver al estado original en Vi en el "Modo Normal"?</text:p>
      <text:p text:style-name="P6"><text:span text:style-name="Strong_20_Emphasis"><text:span text:style-name="T1">Respuesta 18:</text:span></text:span> El comando para deshacer todos los cambios y volver al estado original en Vi en el "Modo Normal" es <text:span text:style-name="Source_20_Text"><text:span text:style-name="T1">:e!</text:span></text:span>.</text:p>
      <text:p text:style-name="Horizontal_20_Line"/>
      <text:p text:style-name="P6"><text:span text:style-name="Strong_20_Emphasis"><text:span text:style-name="T1">Pregunta 19:</text:span></text:span> ¿Cómo se guarda un archivo con un nombre diferente en Vi en el "Modo Normal"?</text:p>
      <text:p text:style-name="P6"><text:span text:style-name="Strong_20_Emphasis"><text:span text:style-name="T1">Respuesta 19:</text:span></text:span> Para guardar un archivo con un nombre diferente en Vi en el "Modo Normal", se utiliza el comando <text:span text:style-name="Source_20_Text"><text:span text:style-name="T1">:w nuevo_nombre</text:span></text:span>.</text:p>
      <text:p text:style-name="Horizontal_20_Line"/>
      <text:p text:style-name="P6"><text:span text:style-name="Strong_20_Emphasis"><text:span text:style-name="T1">Pregunta 20:</text:span></text:span> ¿Cuál es el comando para abrir un archivo en el "Modo de Inserción" (Insert Mode) desde el "Modo Normal"?</text:p>
      <text:p text:style-name="P6"><text:span text:style-name="Strong_20_Emphasis"><text:span text:style-name="T1">Respuesta 20:</text:span></text:span> Para abrir un archivo en el "Modo de Inserción" desde el "Modo Normal", se utiliza el comando <text:span text:style-name="Source_20_Text"><text:span text:style-name="T1">:e nombre_del_archivo</text:span></text:span> y luego se presiona <text:span text:style-name="Source_20_Text"><text:span text:style-name="T1">i</text:span></text:span> para ingresar al "Modo de Inserción"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Comandos GNU/linux</text:p>
        <text:p text:style-name="MP2">Edición básica de archiv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09:50.679193729</dc:date>
    <meta:editing-duration>PT2H5M1S</meta:editing-duration>
    <meta:editing-cycles>25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41" meta:character-count="3979" meta:non-whitespace-character-count="3281"/>
  </office:meta>
</office:document-meta>
</file>